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38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svg:stroke-width="0.051cm" draw:marker-start-width="0.381cm" draw:marker-end-width="0.381cm" draw:fill="none" draw:textarea-vertical-align="middle" draw:auto-grow-height="false" fo:min-height="0.749cm" fo:min-width="0.499cm" fo:padding-top="0.151cm" fo:padding-bottom="0.151cm" fo:padding-left="0.276cm" fo:padding-right="0.27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Bitstream Vera Sans'" style:font-family-generic="swiss" style:font-pitch="variable"/>
    </style:style>
    <style:style style:name="P3" style:family="paragraph">
      <style:text-properties fo:font-family="'Bitstream Vera Sans Mono'" style:font-family-generic="modern" style:font-pitch="fixed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text-indent="0cm"/>
      <style:text-properties fo:font-family="'Bitstream Vera Sans Mono'" style:font-family-generic="swiss" style:font-pitch="fixed"/>
    </style:style>
    <style:style style:name="P6" style:family="paragraph">
      <style:text-properties fo:font-family="'Bitstream Vera Sans Mono'" style:font-family-generic="swiss" style:font-pitch="fixed"/>
    </style:style>
    <style:style style:name="T1" style:family="text">
      <style:text-properties fo:font-family="'Bitstream Vera Sans'" style:font-family-generic="swiss" style:font-pitch="variable"/>
    </style:style>
    <style:style style:name="T2" style:family="text">
      <style:text-properties fo:font-family="'Bitstream Vera Sans Mono'" style:font-family-generic="modern" style:font-pitch="fixed"/>
    </style:style>
    <style:style style:name="T3" style:family="text">
      <style:text-properties fo:font-family="'Bitstream Vera Sans Mono'" style:font-family-generic="swiss" style:font-pitch="fixe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g>
          <draw:frame draw:style-name="gr1" draw:text-style-name="P2" draw:id="id1" draw:layer="layout" svg:width="1.27cm" svg:height="0.988cm" svg:x="0.32cm" svg:y="0.406cm">
            <draw:text-box>
              <text:p text:style-name="P1"><text:span text:style-name="T1">s1</text:span></text:p>
            </draw:text-box>
          </draw:frame>
          <draw:frame draw:style-name="gr2" draw:text-style-name="P3" draw:id="id2" draw:layer="layout" svg:width="3.169cm" svg:height="0.988cm" svg:x="4.13cm" svg:y="0.406cm">
            <draw:text-box>
              <text:p text:style-name="P1"><text:span text:style-name="T2">“</text:span><text:span text:style-name="T2">hello”</text:span></text:p>
            </draw:text-box>
          </draw:frame>
          <draw:connector draw:style-name="gr3" draw:text-style-name="P4" draw:layer="layout" svg:x1="1.59cm" svg:y1="0.9cm" svg:x2="4.13cm" svg:y2="0.9cm" draw:start-shape="id1" draw:start-glue-point="1" draw:end-shape="id2" draw:end-glue-point="3">
            <text:p text:style-name="P1"/>
          </draw:connector>
          <draw:frame draw:style-name="gr1" draw:text-style-name="P2" draw:id="id3" draw:layer="layout" svg:width="1.27cm" svg:height="0.988cm" svg:x="0.321cm" svg:y="1.417cm">
            <draw:text-box>
              <text:p text:style-name="P1"><text:span text:style-name="T1">s2</text:span></text:p>
            </draw:text-box>
          </draw:frame>
          <draw:frame draw:style-name="gr2" draw:text-style-name="P3" draw:id="id4" draw:layer="layout" svg:width="3.169cm" svg:height="0.988cm" svg:x="4.131cm" svg:y="1.417cm">
            <draw:text-box>
              <text:p text:style-name="P1"><text:span text:style-name="T2">“</text:span><text:span text:style-name="T2">hello”</text:span></text:p>
            </draw:text-box>
          </draw:frame>
          <draw:connector draw:style-name="gr3" draw:text-style-name="P4" draw:layer="layout" svg:x1="1.591cm" svg:y1="1.911cm" svg:x2="4.131cm" svg:y2="1.911cm" draw:start-shape="id3" draw:start-glue-point="1" draw:end-shape="id4" draw:end-glue-point="3">
            <text:p text:style-name="P1"/>
          </draw:connector>
          <draw:frame draw:style-name="gr1" draw:text-style-name="P2" draw:id="id5" draw:layer="layout" svg:width="1.27cm" svg:height="0.988cm" svg:x="0.322cm" svg:y="2.417cm">
            <draw:text-box>
              <text:p text:style-name="P1"><text:span text:style-name="T1">s3</text:span></text:p>
            </draw:text-box>
          </draw:frame>
          <draw:frame draw:style-name="gr2" draw:text-style-name="P3" draw:id="id6" draw:layer="layout" svg:width="3.169cm" svg:height="0.988cm" svg:x="4.132cm" svg:y="2.417cm">
            <draw:text-box>
              <text:p text:style-name="P1"><text:span text:style-name="T2">“</text:span><text:span text:style-name="T2">hello”</text:span></text:p>
            </draw:text-box>
          </draw:frame>
          <draw:connector draw:style-name="gr3" draw:text-style-name="P4" draw:layer="layout" svg:x1="1.592cm" svg:y1="2.911cm" svg:x2="4.132cm" svg:y2="2.911cm" draw:start-shape="id5" draw:start-glue-point="1" draw:end-shape="id6" draw:end-glue-point="3">
            <text:p text:style-name="P1"/>
          </draw:connector>
        </draw:g>
        <draw:custom-shape draw:style-name="gr4" draw:text-style-name="P4" draw:layer="layout" svg:width="0.635cm" svg:height="3.175cm" svg:x="7.585cm" svg:y="0.365cm">
          <text:p text:style-name="P1"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2" draw:text-style-name="P6" draw:layer="layout" svg:width="6.598cm" svg:height="0.988cm" svg:x="8.12cm" svg:y="1.442cm">
          <draw:text-box>
            <text:p text:style-name="P5"><text:span text:style-name="T3">s1 = s1.intern(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3.81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4$Build-9134</meta:generator>
    <meta:initial-creator>Matt Papi</meta:initial-creator>
    <meta:creation-date>2007-10-22T12:46:37</meta:creation-date>
    <dc:date>2007-10-23T01:07:04</dc:date>
    <dc:language>en-US</dc:language>
    <meta:editing-cycles>9</meta:editing-cycles>
    <meta:editing-duration>PT14M36S</meta:editing-duration>
    <meta:user-defined meta:name="Info 1"/>
    <meta:user-defined meta:name="Info 2"/>
    <meta:user-defined meta:name="Info 3"/>
    <meta:user-defined meta:name="Info 4"/>
    <meta:document-statistic meta:object-count="12"/>
  </office:meta>
</office:document-meta>
</file>